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43EC5510D8B496E5.png" manifest:media-type="image/png"/>
  <manifest:file-entry manifest:full-path="Pictures/10000000000005A000000384872E485ACFEDEC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bdee" officeooo:paragraph-rsid="0017bd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748in, 5.2492in, 3.4181in, 5.40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8425in, 5.3173in, 3.4764in, 5.40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0457in" svg:height="3.9161in" draw:z-index="0"><draw:image xlink:href="Pictures/10000000000005A000000384872E485ACFEDEC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uldn't get menu to display while printing screen</text:p>
      <text:p text:style-name="P1"><draw:frame draw:style-name="fr2" draw:name="Image2" text:anchor-type="paragraph" svg:width="3.8898in" svg:height="3.6846in" draw:z-index="1"><draw:image xlink:href="Pictures/10000000000005A00000038443EC5510D8B496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6:10:52.671215918</meta:creation-date>
    <dc:date>2017-09-08T16:15:55.817167021</dc:date>
    <meta:editing-duration>PT5M5S</meta:editing-duration>
    <meta:editing-cycles>1</meta:editing-cycles>
    <meta:document-statistic meta:table-count="0" meta:image-count="2" meta:object-count="0" meta:page-count="1" meta:paragraph-count="1" meta:word-count="8" meta:character-count="50" meta:non-whitespace-character-count="43"/>
    <meta:generator>LibreOffice/5.0.6.2$Linux_X86_64 LibreOffice_project/00$Build-2</meta:generator>
  </office:meta>
</office:document-meta>
</file>